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b64" officeooo:paragraph-rsid="0008cb64"/>
    </style:style>
    <style:style style:name="P2" style:family="paragraph" style:parent-style-name="Standard">
      <style:text-properties fo:font-size="14pt" fo:font-style="normal" fo:font-weight="bold" officeooo:rsid="0008cb64" officeooo:paragraph-rsid="0008cb64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officeooo:rsid="000993bb" officeooo:paragraph-rsid="000993bb"/>
    </style:style>
    <style:style style:name="P4" style:family="paragraph" style:parent-style-name="Standard">
      <style:text-properties fo:font-size="14pt" fo:font-weight="bold" officeooo:rsid="000993bb" officeooo:paragraph-rsid="000993bb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text-properties officeooo:rsid="000993bb" officeooo:paragraph-rsid="000993bb"/>
    </style:style>
    <style:style style:name="P6" style:family="paragraph" style:parent-style-name="Standard" style:list-style-name="L1">
      <style:text-properties fo:font-weight="bold" officeooo:rsid="000993bb" officeooo:paragraph-rsid="000993bb" style:font-weight-asian="bold" style:font-weight-complex="bold"/>
    </style:style>
    <style:style style:name="P7" style:family="paragraph" style:parent-style-name="Standard">
      <style:text-properties officeooo:rsid="000af6be" officeooo:paragraph-rsid="000af6be"/>
    </style:style>
    <style:style style:name="P8" style:family="paragraph" style:parent-style-name="Standard">
      <style:paragraph-properties fo:text-align="center" style:justify-single-word="false"/>
      <style:text-properties fo:font-size="20pt" fo:font-style="normal" fo:font-weight="bold" officeooo:rsid="000af6be" officeooo:paragraph-rsid="000af6be" style:font-size-asian="20pt" style:font-style-asian="normal" style:font-weight-asian="bold" style:font-size-complex="20pt" style:font-style-complex="normal" style:font-weight-complex="bold"/>
    </style:style>
    <style:style style:name="P9" style:family="paragraph" style:parent-style-name="Standard">
      <style:text-properties fo:font-style="normal" fo:font-weight="bold" officeooo:rsid="000af6be" officeooo:paragraph-rsid="000af6be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b8012" officeooo:paragraph-rsid="000b8012" style:font-weight-asian="bold" style:font-weight-complex="bold"/>
    </style:style>
    <style:style style:name="P11" style:family="paragraph" style:parent-style-name="Text_20_body">
      <style:text-properties fo:font-weight="normal" officeooo:rsid="000cc658" officeooo:paragraph-rsid="000cc658" style:font-weight-asian="normal" style:font-weight-complex="normal"/>
    </style:style>
    <style:style style:name="P12" style:family="paragraph" style:parent-style-name="Text_20_body" style:list-style-name="L2">
      <style:text-properties officeooo:rsid="000b8012" officeooo:paragraph-rsid="000b8012"/>
    </style:style>
    <style:style style:name="P13" style:family="paragraph" style:parent-style-name="Text_20_body">
      <style:text-properties officeooo:rsid="000b8012" officeooo:paragraph-rsid="000b8012"/>
    </style:style>
    <style:style style:name="P14" style:family="paragraph" style:parent-style-name="Text_20_body" style:list-style-name="L3">
      <style:text-properties officeooo:rsid="000b8012" officeooo:paragraph-rsid="000b8012"/>
    </style:style>
    <style:style style:name="P15" style:family="paragraph" style:parent-style-name="Text_20_body">
      <style:text-properties fo:font-style="italic" fo:font-weight="bold" officeooo:rsid="000b8012" officeooo:paragraph-rsid="001bb02c" style:font-style-asian="italic" style:font-weight-asian="bold" style:font-style-complex="italic" style:font-weight-complex="bold"/>
    </style:style>
    <style:style style:name="P16" style:family="paragraph" style:parent-style-name="Text_20_body" style:list-style-name="L4">
      <style:text-properties officeooo:rsid="000b8012" officeooo:paragraph-rsid="001bb02c"/>
    </style:style>
    <style:style style:name="P17" style:family="paragraph" style:parent-style-name="Text_20_body" style:list-style-name="L4">
      <style:text-properties officeooo:rsid="001bb02c" officeooo:paragraph-rsid="001bb02c"/>
    </style:style>
    <style:style style:name="P18" style:family="paragraph" style:parent-style-name="Text_20_body">
      <style:text-properties fo:font-weight="bold" officeooo:rsid="000f95fc" officeooo:paragraph-rsid="000f95fc" style:font-weight-asian="bold" style:font-weight-complex="bold"/>
    </style:style>
    <style:style style:name="P19" style:family="paragraph" style:parent-style-name="Text_20_body" style:list-style-name="L5">
      <style:text-properties fo:font-weight="normal" officeooo:rsid="000f95fc" officeooo:paragraph-rsid="000f95fc" style:font-weight-asian="normal" style:font-weight-complex="normal"/>
    </style:style>
    <style:style style:name="P20" style:family="paragraph" style:parent-style-name="Text_20_body" style:list-style-name="L5">
      <style:text-properties fo:font-weight="normal" officeooo:rsid="001077a7" officeooo:paragraph-rsid="001077a7" style:font-weight-asian="normal" style:font-weight-complex="normal"/>
    </style:style>
    <style:style style:name="P21" style:family="paragraph" style:parent-style-name="Text_20_body">
      <style:text-properties fo:font-weight="bold" officeooo:rsid="000e701d" officeooo:paragraph-rsid="000e701d" style:font-weight-asian="bold" style:font-weight-complex="bold"/>
    </style:style>
    <style:style style:name="P22" style:family="paragraph" style:parent-style-name="Text_20_body" style:list-style-name="L6">
      <style:text-properties officeooo:rsid="000e701d" officeooo:paragraph-rsid="000e701d"/>
    </style:style>
    <style:style style:name="P23" style:family="paragraph" style:parent-style-name="Text_20_body" style:list-style-name="L6">
      <style:text-properties officeooo:rsid="000eec00" officeooo:paragraph-rsid="000eec00"/>
    </style:style>
    <style:style style:name="P24" style:family="paragraph" style:parent-style-name="Text_20_body" style:list-style-name="L6">
      <style:text-properties officeooo:rsid="00163012" officeooo:paragraph-rsid="00163012"/>
    </style:style>
    <style:style style:name="P25" style:family="paragraph" style:parent-style-name="Text_20_body" style:list-style-name="L6">
      <style:text-properties officeooo:rsid="000e701d" officeooo:paragraph-rsid="00116b98"/>
    </style:style>
    <style:style style:name="P26" style:family="paragraph" style:parent-style-name="Text_20_body" style:list-style-name="L6">
      <style:text-properties officeooo:paragraph-rsid="00116b98"/>
    </style:style>
    <style:style style:name="P27" style:family="paragraph" style:parent-style-name="Text_20_body" style:list-style-name="L6">
      <style:text-properties officeooo:rsid="00209e10" officeooo:paragraph-rsid="00209e10"/>
    </style:style>
    <style:style style:name="P28" style:family="paragraph" style:parent-style-name="Text_20_body" style:list-style-name="L6">
      <style:text-properties officeooo:rsid="00230835" officeooo:paragraph-rsid="00230835"/>
    </style:style>
    <style:style style:name="P29" style:family="paragraph" style:parent-style-name="Text_20_body" style:list-style-name="L6">
      <style:text-properties officeooo:rsid="0024c59d" officeooo:paragraph-rsid="0024c59d"/>
    </style:style>
    <style:style style:name="P30" style:family="paragraph" style:parent-style-name="Text_20_body" style:list-style-name="L6">
      <style:text-properties officeooo:rsid="0014545c" officeooo:paragraph-rsid="0014545c"/>
    </style:style>
    <style:style style:name="P31" style:family="paragraph" style:parent-style-name="Text_20_body" style:list-style-name="L6">
      <style:text-properties officeooo:rsid="00182c83" officeooo:paragraph-rsid="00182c83"/>
    </style:style>
    <style:style style:name="P32" style:family="paragraph" style:parent-style-name="Text_20_body">
      <style:text-properties officeooo:rsid="00182c83" officeooo:paragraph-rsid="00182c83"/>
    </style:style>
    <style:style style:name="P33" style:family="paragraph" style:parent-style-name="Text_20_body">
      <style:text-properties fo:font-weight="bold" officeooo:rsid="001dbc6b" officeooo:paragraph-rsid="001dbc6b" style:font-weight-asian="bold" style:font-weight-complex="bold"/>
    </style:style>
    <style:style style:name="P34" style:family="paragraph" style:parent-style-name="Text_20_body" style:list-style-name="L7">
      <style:text-properties officeooo:rsid="001dbc6b" officeooo:paragraph-rsid="001dbc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93bb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c658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e701d"/>
    </style:style>
    <style:style style:name="T7" style:family="text">
      <style:text-properties officeooo:rsid="00124451"/>
    </style:style>
    <style:style style:name="T8" style:family="text">
      <style:text-properties officeooo:rsid="000eec00"/>
    </style:style>
    <style:style style:name="T9" style:family="text">
      <style:text-properties officeooo:rsid="00116b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dot Wild Jam 78 : Notebook</text:p>
      <text:p text:style-name="P1"/>
      <text:p text:style-name="P2">Themes:</text:p>
      <text:p text:style-name="P1"><text:tab/><text:span text:style-name="T1">ERASE </text:span><text:span text:style-name="T2">+ </text:span>Mimic, Style shift, Shopaholic</text:p>
      <text:p text:style-name="P1"/>
      <text:p text:style-name="P3">Synonyms of erase :</text:p>
      <text:p text:style-name="P3"><text:tab/>abolish, delete, eliminate, expunge, negate, obliterate, wipe out</text:p>
      <text:p text:style-name="P1"/>
      <text:p text:style-name="P4">Ideas:</text:p>
      <text:p text:style-name="P3"/>
      <text:list text:style-name="L1">
        <text:list-item>
          <text:p text:style-name="P5">UI with button which are not what they seems : puzzle navigation game</text:p>
        </text:list-item>
        <text:list-item>
          <text:p text:style-name="P5">Buy erasers</text:p>
        </text:list-item>
        <text:list-item>
          <text:p text:style-name="P5">Erase tiles in multiple tailemaplayer to reveal what’s under and progress</text:p>
        </text:list-item>
        <text:list-item>
          <text:p text:style-name="P6">erase pieces of evidence in a crime scene</text:p>
        </text:list-item>
        <text:list-item>
          <text:p text:style-name="P5">wash stains…</text:p>
        </text:list-item>
      </text:list>
      <text:p text:style-name="P3"/>
      <text:p text:style-name="P7">Chosen Idea: <text:span text:style-name="T3">You are a corrup</text:span><text:span text:style-name="T4">ted</text:span><text:span text:style-name="T3"> cop that take money from criminals to erase pieces of evidence in crime scene in order to let them escape investiation</text:span></text:p>
      <text:p text:style-name="P7"><text:span text:style-name="T3"/></text:p>
      <text:p text:style-name="Horizontal_20_Line"/>
      <text:p text:style-name="P8">Development</text:p>
      <text:p text:style-name="P9"/>
      <text:p text:style-name="Horizontal_20_Line"/>
      <text:p text:style-name="P10">Name : <text:span text:style-name="T5">Corrupt Cop Cleaning Cabinet – CCCC</text:span></text:p>
      <text:p text:style-name="P11">Description : Your are a corrupted cop...</text:p>
      <text:p text:style-name="P10">Todo list :</text:p>
      <text:list text:style-name="L2">
        <text:list-item>
          <text:p text:style-name="P12">Credit panel</text:p>
        </text:list-item>
      </text:list>
      <text:p text:style-name="P13"/>
      <text:p text:style-name="P10">Game baseline :</text:p>
      <text:list text:style-name="L3">
        <text:list-item>
          <text:p text:style-name="P14">splash screen : Godot+Game Jam logo + Card theme</text:p>
        </text:list-item>
        <text:list-item>
          <text:p text:style-name="P14">main menu + settings + credits</text:p>
        </text:list-item>
        <text:list-item>
          <text:p text:style-name="P14">Start game</text:p>
        </text:list-item>
        <text:list-item>
          <text:p text:style-name="P14">phone sound</text:p>
        </text:list-item>
        <text:list-item>
          <text:p text:style-name="P14">Splash screen explaining mission <text:span text:style-name="T6">+ shop to buy cleaning tissus</text:span></text:p>
        </text:list-item>
        <text:list-item>
          <text:p text:style-name="P14">Lvl – game : player, inspectors (enemies), items (to clean), scientifics, maps, detection areas, </text:p>
        </text:list-item>
        <text:list-item>
          <text:p text:style-name="P14">Victory+Extra money / Defeat Arrestation</text:p>
        </text:list-item>
      </text:list>
      <text:p text:style-name="P15">Optional :</text:p>
      <text:list text:style-name="L4">
        <text:list-item>
          <text:p text:style-name="P16">dialogue with inspector that does not suspect us, giving context. Difficulty increases because, when cleaning proof seems like the same serial killer is on the loose, thus more inspector+thorough)</text:p>
        </text:list-item>
        <text:list-item>
          <text:p text:style-name="P17"><text:soft-page-break/>hidden crime evidence, need to move/push objects</text:p>
        </text:list-item>
      </text:list>
      <text:p text:style-name="P13"/>
      <text:p text:style-name="P18">Mechanics :</text:p>
      <text:list text:style-name="L5">
        <text:list-item>
          <text:p text:style-name="P19">player with 2D control</text:p>
        </text:list-item>
        <text:list-item>
          <text:p text:style-name="P19">goes close to crime scene piece of evidence</text:p>
        </text:list-item>
        <text:list-item>
          <text:p text:style-name="P19">wipe evidence then wipe is dirty</text:p>
        </text:list-item>
        <text:list-item>
          <text:p text:style-name="P19">need to hide the dirty wipe on scientifics to frame them</text:p>
        </text:list-item>
        <text:list-item>
          <text:p text:style-name="P19">inspectors npc that scoot the scene, need to avoid their detection and get arrested</text:p>
        </text:list-item>
        <text:list-item>
          <text:p text:style-name="P19">forensic scientist<text:span text:style-name="T7">s npcs</text:span></text:p>
        </text:list-item>
        <text:list-item>
          <text:p text:style-name="P20">buy new wipes with better stats : time to wipe</text:p>
        </text:list-item>
      </text:list>
      <text:p text:style-name="P21"/>
      <text:p text:style-name="P21"/>
      <text:p text:style-name="P21">Scope :</text:p>
      <text:list text:style-name="L6">
        <text:list-item>
          <text:p text:style-name="P22">Main menu : theme splash of blood, then wipe to display button</text:p>
        </text:list-item>
        <text:list-item>
          <text:p text:style-name="P22">Map : pixel art, top down, indoors, crime scene</text:p>
        </text:list-item>
        <text:list-item>
          <text:p text:style-name="P22">player : 2D control</text:p>
          <text:list>
            <text:list-item>
              <text:p text:style-name="P22">movement : zqsd + mouse</text:p>
            </text:list-item>
            <text:list-item>
              <text:p text:style-name="P22">cleaning action with circular <text:span text:style-name="T8">timer</text:span></text:p>
            </text:list-item>
            <text:list-item>
              <text:p text:style-name="P23">hand+wipe cursor</text:p>
            </text:list-item>
            <text:list-item>
              <text:p text:style-name="P24">cleaning zone with dotted border</text:p>
            </text:list-item>
            <text:list-item>
              <text:p text:style-name="P24"/>
            </text:list-item>
          </text:list>
        </text:list-item>
        <text:list-item>
          <text:p text:style-name="P25">NPC : 2 types</text:p>
          <text:list>
            <text:list-item>
              <text:p text:style-name="P25">investigators with detection areas</text:p>
            </text:list-item>
            <text:list-item>
              <text:p text:style-name="P26"><text:span text:style-name="T6">forensic scientist</text:span><text:span text:style-name="T9">s : idl, to hide dirty cleaning cloth, some are undercover inspectors</text:span></text:p>
            </text:list-item>
          </text:list>
        </text:list-item>
        <text:list-item>
          <text:p text:style-name="P27">Animations :</text:p>
          <text:list>
            <text:list-item>
              <text:p text:style-name="P27">forensics idle</text:p>
            </text:list-item>
            <text:list-item>
              <text:p text:style-name="P27">forensics-inspector – reveal</text:p>
            </text:list-item>
            <text:list-item>
              <text:p text:style-name="P28">player movements</text:p>
            </text:list-item>
            <text:list-item>
              <text:p text:style-name="P28">inspectors movements</text:p>
            </text:list-item>
            <text:list-item>
              <text:p text:style-name="P28">inspector catching</text:p>
            </text:list-item>
          </text:list>
        </text:list-item>
        <text:list-item>
          <text:p text:style-name="P29">Art Design :</text:p>
          <text:list>
            <text:list-item>
              <text:p text:style-name="P29">UI</text:p>
            </text:list-item>
            <text:list-item>
              <text:p text:style-name="P29"><text:soft-page-break/>Title</text:p>
            </text:list-item>
            <text:list-item>
              <text:p text:style-name="P29">House – all assets</text:p>
            </text:list-item>
            <text:list-item>
              <text:p text:style-name="P29">Crime items</text:p>
            </text:list-item>
            <text:list-item>
              <text:p text:style-name="P29">Animations</text:p>
            </text:list-item>
            <text:list-item>
              <text:p text:style-name="P29">Dialogues</text:p>
            </text:list-item>
            <text:list-item>
              <text:p text:style-name="P29">shop</text:p>
            </text:list-item>
            <text:list-item>
              <text:p text:style-name="P29">HUD</text:p>
            </text:list-item>
            <text:list-item>
              <text:p text:style-name="P29"/>
            </text:list-item>
          </text:list>
        </text:list-item>
        <text:list-item>
          <text:p text:style-name="P30">scripts :</text:p>
          <text:list>
            <text:list-item>
              <text:p text:style-name="P30">scene management</text:p>
            </text:list-item>
            <text:list-item>
              <text:p text:style-name="P30">tilemaplayer</text:p>
            </text:list-item>
            <text:list-item>
              <text:p text:style-name="P30">utilities</text:p>
            </text:list-item>
            <text:list-item>
              <text:p text:style-name="P30">event bus</text:p>
            </text:list-item>
            <text:list-item>
              <text:p text:style-name="P30">player control</text:p>
            </text:list-item>
            <text:list-item>
              <text:p text:style-name="P31">inspector detection</text:p>
            </text:list-item>
            <text:list-item>
              <text:p text:style-name="P31">cleaning zone</text:p>
            </text:list-item>
          </text:list>
        </text:list-item>
      </text:list>
      <text:p text:style-name="P32"/>
      <text:p text:style-name="P33">Issues to solve :</text:p>
      <text:list text:style-name="L7">
        <text:list-item>
          <text:p text:style-name="P34">cleaning continue when player moves away from crime item :</text:p>
          <text:list>
            <text:list-item>
              <text:p text:style-name="P34">sol 1 : make body stop (in input state machine), so players have to make a choice : continue or stop (greed)</text:p>
            </text:list-item>
            <text:list-item>
              <text:p text:style-name="P34">sol 2 : make cleaning stop when out of reach …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5T10:28:48.696000000</meta:creation-date>
    <dc:date>2025-02-16T22:03:51.948000000</dc:date>
    <meta:editing-duration>PT10H59M4S</meta:editing-duration>
    <meta:editing-cycles>22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76" meta:word-count="467" meta:character-count="2478" meta:non-whitespace-character-count="2137"/>
  </office:meta>
</office:document-meta>
</file>